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">
      <style:table-properties style:width="17cm" fo:margin-left="0cm" style:page-number="auto" table:align="left" style:shadow="none" style:may-break-between-rows="true" table:border-model="collapsing"/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4.815cm"/>
    </style:style>
    <style:style style:name="Таблица1.C" style:family="table-column">
      <style:table-column-properties style:column-width="1.901cm"/>
    </style:style>
    <style:style style:name="Таблица1.H" style:family="table-column">
      <style:table-column-properties style:column-width="1.8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C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8" style:family="table-cell">
      <style:table-cell-properties fo:background-color="#0000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15.69cm"/>
    </style:style>
    <style:style style:name="Таблица2.B" style:family="table-column">
      <style:table-column-properties style:column-width="1.323cm"/>
    </style:style>
    <style:style style:name="Таблица2.A1" style:family="table-cell">
      <style:table-cell-properties style:writing-mode="page"/>
    </style:style>
    <style:style style:name="P1" style:family="paragraph" style:parent-style-name="Footer">
      <style:paragraph-properties fo:text-align="end" style:justify-single-word="false"/>
      <style:text-properties officeooo:rsid="003d14ae" officeooo:paragraph-rsid="003d14ae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f1fc6" officeooo:paragraph-rsid="001f1fc6" style:font-size-asian="14pt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f1fc6" officeooo:paragraph-rsid="0024a25b" style:font-size-asian="14pt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f1fc6" officeooo:paragraph-rsid="00290d89" style:font-size-asian="14pt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font-name="Times New Roman" fo:font-size="14pt" officeooo:rsid="001fbfc5" officeooo:paragraph-rsid="001fbfc5" style:font-size-asian="14pt" style:font-size-complex="14pt"/>
    </style:style>
    <style:style style:name="P6" style:family="paragraph" style:parent-style-name="Standard">
      <style:paragraph-properties fo:line-height="100%" fo:text-align="start" style:justify-single-word="false"/>
      <style:text-properties style:font-name="Times New Roman" fo:font-size="14pt" officeooo:rsid="001fbfc5" officeooo:paragraph-rsid="0024a25b" style:font-size-asian="14pt" style:font-size-complex="14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" fo:font-size="14pt" officeooo:rsid="001fbfc5" officeooo:paragraph-rsid="00290d89" style:font-size-asian="14pt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officeooo:rsid="0021c304" officeooo:paragraph-rsid="0021c304" style:font-size-asian="14pt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1c304" officeooo:paragraph-rsid="0021c304" style:font-size-asian="14pt" style:font-size-complex="14pt"/>
    </style:style>
    <style:style style:name="P10" style:family="paragraph" style:parent-style-name="Standard">
      <style:paragraph-properties fo:line-height="100%" fo:text-align="end" style:justify-single-word="false"/>
      <style:text-properties style:font-name="Times New Roman" fo:font-size="14pt" style:text-underline-style="none" officeooo:rsid="00239698" officeooo:paragraph-rsid="00239698" style:font-size-asian="14pt" style:font-size-complex="14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4a25b" style:font-size-asian="14pt" style:font-size-complex="14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90d89" style:font-size-asian="14pt" style:font-size-complex="14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a7ea9" style:font-size-asian="14pt" style:font-size-complex="14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1fbfc5" officeooo:paragraph-rsid="00290d89" style:font-size-asian="14pt" style:font-size-complex="14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4a25b" officeooo:paragraph-rsid="0024a25b" style:font-size-asian="14pt" style:font-size-complex="14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officeooo:rsid="0024a25b" officeooo:paragraph-rsid="0024a25b" style:font-size-asian="14pt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officeooo:rsid="00257f45" officeooo:paragraph-rsid="00257f45" style:font-size-asian="14pt" style:font-size-complex="14pt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e3d78" officeooo:paragraph-rsid="002e3d78" style:font-size-asian="14pt" style:font-size-complex="14pt"/>
    </style:style>
    <style:style style:name="P19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2e3d78" officeooo:paragraph-rsid="002e3d78" style:font-size-asian="14pt" style:font-size-complex="14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301632" officeooo:paragraph-rsid="00301632" style:font-size-asian="12.25pt" style:font-size-complex="14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fo:font-weight="normal" officeooo:rsid="0031e799" officeooo:paragraph-rsid="0031e799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4pt" style:text-underline-style="none" fo:font-weight="normal" officeooo:rsid="0031e799" officeooo:paragraph-rsid="0036ec7b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officeooo:rsid="00218cfc" officeooo:paragraph-rsid="00218cfc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00%" fo:text-align="end" style:justify-single-word="false"/>
      <style:text-properties style:font-name="Times New Roman" fo:font-size="14pt" style:text-underline-style="solid" style:text-underline-width="auto" style:text-underline-color="font-color" officeooo:rsid="00239698" officeooo:paragraph-rsid="00239698" style:font-size-asian="14pt" style:font-size-complex="14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solid" style:text-underline-width="auto" style:text-underline-color="font-color" officeooo:rsid="00239698" officeooo:paragraph-rsid="003d14ae" style:font-size-asian="14pt" style:font-size-complex="14pt"/>
    </style:style>
    <style:style style:name="P26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solid" style:text-underline-width="auto" style:text-underline-color="font-color" officeooo:rsid="00272a63" officeooo:paragraph-rsid="00272a63" style:font-size-asian="14pt" style:font-size-complex="14pt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imes New Roman" fo:font-size="16pt" style:text-underline-style="none" officeooo:rsid="00301632" officeooo:paragraph-rsid="00301632" style:font-size-asian="16pt" style:font-size-complex="16pt"/>
    </style:style>
    <style:style style:name="P28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4pt" style:text-underline-style="none" fo:font-weight="normal" officeooo:rsid="0031e799" officeooo:paragraph-rsid="0036ec7b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00%" fo:text-align="center" style:justify-single-word="false" fo:break-before="page"/>
      <style:text-properties style:font-name="Times New Roman" fo:font-size="14pt" officeooo:rsid="001f1fc6" officeooo:paragraph-rsid="00290d89" style:font-size-asian="14pt" style:font-size-complex="14pt"/>
    </style:style>
    <style:style style:name="P30" style:family="paragraph" style:parent-style-name="Standard">
      <style:paragraph-properties fo:line-height="100%" fo:text-align="center" style:justify-single-word="false" fo:break-before="page"/>
      <style:text-properties style:font-name="Times New Roman" fo:font-size="16pt" style:text-underline-style="none" fo:font-weight="normal" officeooo:rsid="002e3d78" officeooo:paragraph-rsid="002e3d78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line-height="100%" fo:text-align="center" style:justify-single-word="false" fo:break-before="page"/>
      <style:text-properties style:font-name="Times New Roman" fo:font-size="16pt" style:text-underline-style="none" officeooo:rsid="00301632" officeooo:paragraph-rsid="00301632" style:font-size-asian="16pt" style:font-size-complex="16pt"/>
    </style:style>
    <style:style style:name="P32" style:family="paragraph" style:parent-style-name="Standard">
      <style:paragraph-properties fo:line-height="100%" fo:text-align="center" style:justify-single-word="false" fo:break-before="page"/>
      <style:text-properties style:font-name="Times New Roman" fo:font-size="16pt" style:text-underline-style="none" fo:font-weight="bold" officeooo:rsid="0031e799" officeooo:paragraph-rsid="0031e799" style:font-size-asian="16pt" style:font-weight-asian="bold" style:font-size-complex="16pt" style:font-weight-complex="bold"/>
    </style:style>
    <style:style style:name="P33" style:family="paragraph" style:parent-style-name="Standard" style:master-page-name="с_20_номером">
      <style:paragraph-properties fo:line-height="100%" fo:text-align="center" style:justify-single-word="false" style:page-number="auto" fo:break-before="page"/>
      <style:text-properties style:font-name="Times New Roman" fo:font-size="14pt" officeooo:rsid="001f1fc6" officeooo:paragraph-rsid="0024a25b" style:font-size-asian="14pt" style:font-size-complex="14pt"/>
    </style:style>
    <style:style style:name="P34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Times New Roman" fo:font-size="14pt" officeooo:rsid="001f1fc6" officeooo:paragraph-rsid="001f1fc6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4pt" style:font-size-asian="12.25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4pt" officeooo:rsid="00301632" officeooo:paragraph-rsid="00301632" style:font-size-asian="12.25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4pt" officeooo:rsid="00308bff" officeooo:paragraph-rsid="00308bff" style:font-size-asian="12.25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4pt" officeooo:rsid="00313825" officeooo:paragraph-rsid="00313825" style:font-size-asian="12.25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d78" officeooo:paragraph-rsid="002e3d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7036" officeooo:paragraph-rsid="002e70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1632" officeooo:paragraph-rsid="003016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3a51e"/>
    </style:style>
    <style:style style:name="T3" style:family="text">
      <style:text-properties style:text-underline-style="solid" style:text-underline-width="auto" style:text-underline-color="font-color" officeooo:rsid="0024a25b"/>
    </style:style>
    <style:style style:name="T4" style:family="text">
      <style:text-properties style:text-underline-style="solid" style:text-underline-width="auto" style:text-underline-color="font-color" officeooo:rsid="0021c304"/>
    </style:style>
    <style:style style:name="T5" style:family="text">
      <style:text-properties style:text-underline-style="solid" style:text-underline-width="auto" style:text-underline-color="font-color" officeooo:rsid="00257f45"/>
    </style:style>
    <style:style style:name="T6" style:family="text">
      <style:text-properties style:text-underline-style="solid" style:text-underline-width="auto" style:text-underline-color="font-color" officeooo:rsid="002c7397"/>
    </style:style>
    <style:style style:name="T7" style:family="text">
      <style:text-properties style:text-underline-style="none"/>
    </style:style>
    <style:style style:name="T8" style:family="text">
      <style:text-properties officeooo:rsid="0031e799"/>
    </style:style>
    <style:style style:name="T9" style:family="text">
      <style:text-properties officeooo:rsid="00328705"/>
    </style:style>
    <style:style style:name="T10" style:family="text">
      <style:text-properties officeooo:rsid="00345355"/>
    </style:style>
    <style:style style:name="T11" style:family="text">
      <style:text-properties fo:language="en" fo:country="US" officeooo:rsid="00345355"/>
    </style:style>
    <style:style style:name="T12" style:family="text">
      <style:text-properties fo:language="ru" fo:country="RU" officeooo:rsid="00345355"/>
    </style:style>
    <style:style style:name="T13" style:family="text">
      <style:text-properties fo:language="ru" fo:country="RU" officeooo:rsid="0035af65"/>
    </style:style>
    <style:style style:name="T14" style:family="text">
      <style:text-properties fo:language="ru" fo:country="RU" officeooo:rsid="0036ec7b"/>
    </style:style>
    <style:style style:name="T15" style:family="text">
      <style:text-properties fo:language="ru" fo:country="RU" officeooo:rsid="0037239c"/>
    </style:style>
    <style:style style:name="T16" style:family="text">
      <style:text-properties fo:language="ru" fo:country="RU" officeooo:rsid="0038b9e5"/>
    </style:style>
    <style:style style:name="T17" style:family="text">
      <style:text-properties officeooo:rsid="0036ec7b"/>
    </style:style>
    <style:style style:name="T18" style:family="text">
      <style:text-properties officeooo:rsid="00381402"/>
    </style:style>
    <style:style style:name="T19" style:family="text">
      <style:text-properties officeooo:rsid="003b4c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 высшего образования</text:p>
      <text:p text:style-name="P2">«Забайкальский государственный университет»</text:p>
      <text:p text:style-name="P2">(ФГБОУ ВО «ЗабГУ»)</text:p>
      <text:p text:style-name="P5">Факультет: <text:span text:style-name="T1">Энергетический факультет</text:span></text:p>
      <text:p text:style-name="P5"><text:span text:style-name="T7">Кафедра: </text:span><text:span text:style-name="T1">Информатики, вычислительной техники и прикладной математики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23"><text:span text:style-name="T7">КУРСОВАЯ РАБОТА</text:span></text:p>
      <text:p text:style-name="P8"><text:span text:style-name="T7">по </text:span><text:span text:style-name="T1">Программировани</text:span><text:span text:style-name="T2">ю</text:span></text:p>
      <text:p text:style-name="P9">на тему <text:span text:style-name="T1">«</text:span><text:span text:style-name="T3">Создние б</text:span><text:span text:style-name="T1">аз</text:span><text:span text:style-name="T3">ы</text:span><text:span text:style-name="T1"> данных для библиотеки»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Выполнил ст. гр. <text:span text:style-name="T1">ИВТ-24-1</text:span></text:p>
      <text:p text:style-name="P24">Ковалев Н. Р.</text:p>
      <text:p text:style-name="P10"/>
      <text:p text:style-name="P10">Проверил: <text:span text:style-name="T1">доцент кафедры</text:span></text:p>
      <text:p text:style-name="P24">ИВТ и ПМ Долгих Р. С.</text:p>
      <text:p text:style-name="P33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3">«Забайкальский государственный университет»</text:p>
      <text:p text:style-name="P3">(ФГБОУ ВО «ЗабГУ»)</text:p>
      <text:p text:style-name="P6">Факультет: <text:span text:style-name="T1">Энергетический факультет</text:span></text:p>
      <text:p text:style-name="P11">Кафедра: <text:span text:style-name="T1">Информатики, вычислительной техники и прикладной математики</text:span></text:p>
      <text:p text:style-name="P11"><text:span text:style-name="T1"/></text:p>
      <text:p text:style-name="P11"><text:span text:style-name="T1"/></text:p>
      <text:p text:style-name="P15">ЗАДАНИЕ</text:p>
      <text:p text:style-name="P15"/>
      <text:p text:style-name="P15">на курсовую работу</text:p>
      <text:p text:style-name="P15"/>
      <text:p text:style-name="P16">По дисциплине <text:span text:style-name="T1">«Программирование»</text:span></text:p>
      <text:p text:style-name="P16">Студенту <text:span text:style-name="T1">Ковалеву Николаю Романовичу</text:span></text:p>
      <text:p text:style-name="P16">специальности (направления подготовки) <text:span text:style-name="T1">09.03.01 Информатика и вычислительная техника</text:span></text:p>
      <text:p text:style-name="P16">1 Тема курсовой работы: <text:span text:style-name="T4">«</text:span><text:span text:style-name="T1">Создние б</text:span><text:span text:style-name="T4">аз</text:span><text:span text:style-name="T1">ы</text:span><text:span text:style-name="T4"> данных для библиотеки»</text:span></text:p>
      <text:p text:style-name="P16">2 Срок подачи студентом законченной работы: «<text:span text:style-name="T1">27</text:span>» <text:span text:style-name="T1">Мая</text:span> 20<text:span text:style-name="T1">25</text:span> г.</text:p>
      <text:p text:style-name="P16">3 Исходные данные к работе: <text:span text:style-name="T5">База данных для библиотеки, содержащая Ф.И.О. автора, название книги, номер читательского билета, ФИО читателя, срок возврата</text:span></text:p>
      <text:p text:style-name="P17">4 Перечень подлежащих разработке в курсовой работе вопросов:</text:p>
      <text:p text:style-name="P26">Предоставление возможности просматривать, хранить, изменять, сортировать, производить поиск элементов</text:p>
      <text:p text:style-name="P17">Дата выдачи задания ____________</text:p>
      <text:p text:style-name="P17">Руководитель курсовой работы <text:span text:style-name="T1">Долгих Роман Сергеевич</text:span></text:p>
      <text:p text:style-name="P17">Задание принял к исполнению</text:p>
      <text:p text:style-name="P17">«__» ____________ 2025 г.</text:p>
      <text:p text:style-name="P17">Подпись студента _____________ / <text:span text:style-name="T1">Ковалев Н. Р.</text:span> /</text:p>
      <text:p text:style-name="P29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4">«Забайкальский государственный университет»</text:p>
      <text:p text:style-name="P4">(ФГБОУ ВО «ЗабГУ»)</text:p>
      <text:p text:style-name="P7">Факультет: <text:span text:style-name="T1">Энергетический факультет</text:span></text:p>
      <text:p text:style-name="P12">Кафедра: <text:span text:style-name="T1">Информатики, вычислительной техники и прикладной математики</text:span></text:p>
      <text:p text:style-name="P12"><text:span text:style-name="T1"/></text:p>
      <text:p text:style-name="P12"><text:span text:style-name="T1"/></text:p>
      <text:p text:style-name="P14">ПОЯСНИТЕЛЬНАЯ ЗАПИСКА</text:p>
      <text:p text:style-name="P14">к курсовой работе</text:p>
      <text:p text:style-name="P14"/>
      <text:p text:style-name="P12">по <text:span text:style-name="T6">П</text:span><text:span text:style-name="T1">рограммированию</text:span></text:p>
      <text:p text:style-name="P12"><text:span text:style-name="T1"/></text:p>
      <text:p text:style-name="P13">на тему <text:span text:style-name="T4">«</text:span><text:span text:style-name="T3">Создние б</text:span><text:span text:style-name="T4">аз</text:span><text:span text:style-name="T3">ы</text:span><text:span text:style-name="T4"> данных для библиотеки»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Выполнил студент группы <text:span text:style-name="T1">ИВТ-24-1 Ковалев Николай Романович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Руководитель работы: <text:span text:style-name="T1">доцент кафедры ИВТ и ПМ Долгих Р.С.</text:span></text:p>
      <text:p text:style-name="P30">Календарный план</text:p>
      <text:p text:style-name="P18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 table:number-columns-repeated="5"/>
        <table:table-column table:style-name="Таблица1.H"/>
        <table:table-row table:style-name="Таблица1.1">
          <table:table-cell table:style-name="Таблица1.A1" table:number-rows-spanned="2" office:value-type="string">
            <text:p text:style-name="P39">№</text:p>
          </table:table-cell>
          <table:table-cell table:style-name="Таблица1.A1" table:number-rows-spanned="2" office:value-type="string">
            <text:p text:style-name="P39">Наименование раздела курсовой работы</text:p>
          </table:table-cell>
          <table:table-cell table:style-name="Таблица1.C1" table:number-columns-spanned="6" office:value-type="string">
            <text:p text:style-name="P39">Недел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table-cell table:style-name="Таблица1.A2" office:value-type="string">
            <text:p text:style-name="P39">1</text:p>
          </table:table-cell>
          <table:table-cell table:style-name="Таблица1.A2" office:value-type="string">
            <text:p text:style-name="P39">2</text:p>
          </table:table-cell>
          <table:table-cell table:style-name="Таблица1.A2" office:value-type="string">
            <text:p text:style-name="P39">3</text:p>
          </table:table-cell>
          <table:table-cell table:style-name="Таблица1.A2" office:value-type="string">
            <text:p text:style-name="P39">4</text:p>
          </table:table-cell>
          <table:table-cell table:style-name="Таблица1.A2" office:value-type="string">
            <text:p text:style-name="P39">5</text:p>
          </table:table-cell>
          <table:table-cell table:style-name="Таблица1.H2" office:value-type="string">
            <text:p text:style-name="P39">6</text:p>
          </table:table-cell>
        </table:table-row>
        <table:table-row table:style-name="TableLine1886078746048">
          <table:table-cell table:style-name="Таблица1.A2" office:value-type="string">
            <text:p text:style-name="P41">1</text:p>
          </table:table-cell>
          <table:table-cell table:style-name="Таблица1.A2" office:value-type="string">
            <text:p text:style-name="P42">Введение</text:p>
          </table:table-cell>
          <table:table-cell table:style-name="Таблица1.C3" office:value-type="string">
            <text:p text:style-name="P40"/>
          </table:table-cell>
          <table:table-cell table:style-name="Таблица1.C3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H2" office:value-type="string">
            <text:p text:style-name="P40"/>
          </table:table-cell>
        </table:table-row>
        <table:table-row table:style-name="TableLine1886078746048">
          <table:table-cell table:style-name="Таблица1.A2" office:value-type="string">
            <text:p text:style-name="P41">2</text:p>
          </table:table-cell>
          <table:table-cell table:style-name="Таблица1.A2" office:value-type="string">
            <text:p text:style-name="P42">Глава 1</text:p>
          </table:table-cell>
          <table:table-cell table:style-name="Таблица1.A2" office:value-type="string">
            <text:p text:style-name="P40"/>
          </table:table-cell>
          <table:table-cell table:style-name="Таблица1.C3" office:value-type="string">
            <text:p text:style-name="P40"/>
          </table:table-cell>
          <table:table-cell table:style-name="Таблица1.C3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H2" office:value-type="string">
            <text:p text:style-name="P40"/>
          </table:table-cell>
        </table:table-row>
        <table:table-row table:style-name="TableLine1886078746048">
          <table:table-cell table:style-name="Таблица1.A2" office:value-type="string">
            <text:p text:style-name="P41">3</text:p>
          </table:table-cell>
          <table:table-cell table:style-name="Таблица1.A2" office:value-type="string">
            <text:p text:style-name="P42">Глава 2</text:p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C3" office:value-type="string">
            <text:p text:style-name="P40"/>
          </table:table-cell>
          <table:table-cell table:style-name="Таблица1.C3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H2" office:value-type="string">
            <text:p text:style-name="P40"/>
          </table:table-cell>
        </table:table-row>
        <table:table-row table:style-name="TableLine1886078746048">
          <table:table-cell table:style-name="Таблица1.A2" office:value-type="string">
            <text:p text:style-name="P41">4</text:p>
          </table:table-cell>
          <table:table-cell table:style-name="Таблица1.A2" office:value-type="string">
            <text:p text:style-name="P42">Глава 3</text:p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C3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H2" office:value-type="string">
            <text:p text:style-name="P40"/>
          </table:table-cell>
        </table:table-row>
        <table:table-row table:style-name="Таблица1.1">
          <table:table-cell table:style-name="Таблица1.A2" office:value-type="string">
            <text:p text:style-name="P41">5</text:p>
          </table:table-cell>
          <table:table-cell table:style-name="Таблица1.A2" office:value-type="string">
            <text:p text:style-name="P42">Заключение</text:p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C3" office:value-type="string">
            <text:p text:style-name="P40"/>
          </table:table-cell>
          <table:table-cell table:style-name="Таблица1.H2" office:value-type="string">
            <text:p text:style-name="P40"/>
          </table:table-cell>
        </table:table-row>
        <table:table-row table:style-name="TableLine1886078746048">
          <table:table-cell table:style-name="Таблица1.A2" office:value-type="string">
            <text:p text:style-name="P41">6</text:p>
          </table:table-cell>
          <table:table-cell table:style-name="Таблица1.A2" office:value-type="string">
            <text:p text:style-name="P42">Литература и приложения</text:p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H8" office:value-type="string">
            <text:p text:style-name="P40"/>
          </table:table-cell>
        </table:table-row>
      </table:table>
      <text:p text:style-name="P19"/>
      <text:p text:style-name="P31">СОДЕРЖАНИЕ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row table:style-name="TableLine1886432909104">
          <table:table-cell table:style-name="Таблица2.A1" office:value-type="string">
            <text:p text:style-name="P36">Введение……………………………………………………….……………….</text:p>
          </table:table-cell>
          <table:table-cell table:style-name="Таблица2.A1" office:value-type="string">
            <text:p text:style-name="P35"/>
          </table:table-cell>
        </table:table-row>
        <table:table-row table:style-name="TableLine1886432909104">
          <table:table-cell table:style-name="Таблица2.A1" office:value-type="string">
            <text:p text:style-name="P37">Глава 1. ___</text:p>
          </table:table-cell>
          <table:table-cell table:style-name="Таблица2.A1" office:value-type="string">
            <text:p text:style-name="P35"/>
          </table:table-cell>
        </table:table-row>
        <table:table-row table:style-name="TableLine1886432909104">
          <table:table-cell table:style-name="Таблица2.A1" office:value-type="string">
            <text:p text:style-name="P37">Глава 2. ___</text:p>
          </table:table-cell>
          <table:table-cell table:style-name="Таблица2.A1" office:value-type="string">
            <text:p text:style-name="P35"/>
          </table:table-cell>
        </table:table-row>
        <table:table-row table:style-name="TableLine1886432909104">
          <table:table-cell table:style-name="Таблица2.A1" office:value-type="string">
            <text:p text:style-name="P37">Глава 3. ___</text:p>
          </table:table-cell>
          <table:table-cell table:style-name="Таблица2.A1" office:value-type="string">
            <text:p text:style-name="P35"/>
          </table:table-cell>
        </table:table-row>
        <table:table-row table:style-name="TableLine1886432909104">
          <table:table-cell table:style-name="Таблица2.A1" office:value-type="string">
            <text:p text:style-name="P38">Заключение……………………………………………………………………..</text:p>
          </table:table-cell>
          <table:table-cell table:style-name="Таблица2.A1" office:value-type="string">
            <text:p text:style-name="P35"/>
          </table:table-cell>
        </table:table-row>
        <table:table-row table:style-name="TableLine1886432909104">
          <table:table-cell table:style-name="Таблица2.A1" office:value-type="string">
            <text:p text:style-name="P38">Список <text:span text:style-name="T8">использованных источников</text:span></text:p>
          </table:table-cell>
          <table:table-cell table:style-name="Таблица2.A1" office:value-type="string">
            <text:p text:style-name="P35"/>
          </table:table-cell>
        </table:table-row>
        <table:table-row table:style-name="TableLine1886432909104">
          <table:table-cell table:style-name="Таблица2.A1" office:value-type="string">
            <text:p text:style-name="P38">Приложение…………………………………………………………………….</text:p>
          </table:table-cell>
          <table:table-cell table:style-name="Таблица2.A1" office:value-type="string">
            <text:p text:style-name="P35"/>
          </table:table-cell>
        </table:table-row>
        <table:table-row table:style-name="TableLine1886432909104">
          <table:table-cell table:style-name="Таблица2.A1" office:value-type="string">
            <text:p text:style-name="P35"/>
          </table:table-cell>
          <table:table-cell table:style-name="Таблица2.A1" office:value-type="string">
            <text:p text:style-name="P35"/>
          </table:table-cell>
        </table:table-row>
      </table:table>
      <text:p text:style-name="P20"/>
      <text:p text:style-name="P32">ВВЕДЕНИЕ</text:p>
      <text:p text:style-name="P21"/>
      <text:p text:style-name="P22">Будет создана программа для управления базой данных <text:span text:style-name="T9">для учета книг, выданных читателям библиотеки. </text:span><text:span text:style-name="T17">Каждая книга будет представлять собой запись в базе данных. Каждая запись будет </text:span><text:span text:style-name="T18">состоять из</text:span><text:span text:style-name="T17"> названи</text:span><text:span text:style-name="T18">я</text:span><text:span text:style-name="T17"> книги, ФИО автора, номер</text:span><text:span text:style-name="T18">а</text:span><text:span text:style-name="T17"> читательского билета, ФИО читателя и срок</text:span><text:span text:style-name="T18">а</text:span><text:span text:style-name="T17"> возврата.</text:span><text:span text:style-name="T9"> </text:span><text:span text:style-name="T10">Для создания пользовательского интерфейса и логики программы будут использова</text:span><text:span text:style-name="T19">т</text:span><text:span text:style-name="T17">ься</text:span><text:span text:style-name="T10"> язык программирования</text:span><text:span text:style-name="T11"> Free Pascal</text:span><text:span text:style-name="T12"> и </text:span><text:span text:style-name="T10">среда разработки </text:span><text:span text:style-name="T11">Lazarus. </text:span><text:span text:style-name="T13">Программа будет логически разбита на модули, процедуры и функции, будет способна работать с текстовыми и типизированными (двоичными) файлами. </text:span><text:span text:style-name="T16">Информация</text:span><text:span text:style-name="T14"> буд</text:span><text:span text:style-name="T16">е</text:span><text:span text:style-name="T14">т храниться в составном типе данных, называемом записью.</text:span><text:span text:style-name="T13"> </text:span><text:span text:style-name="T15">Во время работы программы з</text:span><text:span text:style-name="T14">аписи будут храниться в связном списке.</text:span></text:p>
      <text:p text:style-name="P28"><text:span text:style-name="T1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3d14ae" officeooo:paragraph-rsid="003d14ae"/>
    </style:style>
    <style:style style:name="MP2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solid" style:text-underline-width="auto" style:text-underline-color="font-color" officeooo:rsid="00239698" officeooo:paragraph-rsid="003d14ae" style:font-size-asian="14pt" style:font-size-complex="14pt"/>
    </style:style>
    <style:style style:name="MT1" style:family="text">
      <style:text-properties style:text-underline-style="non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 style:next-style-name="с_20_номером"/>
    <style:master-page style:name="с_20_номером" style:display-name="с номером" style:page-layout-name="Mpm2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3" style:next-style-name="Standard">
      <style:footer>
        <text:p text:style-name="MP2"><text:span text:style-name="MT1">Чита</text:span></text:p>
        <text:p text:style-name="MP2"><text:span text:style-name="MT1">2025 г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24T12:42:00.281000000</dc:date>
    <meta:editing-duration>PT1H50M7S</meta:editing-duration>
    <meta:editing-cycles>30</meta:editing-cycles>
    <meta:generator>LibreOffice/7.1.0.3$Windows_X86_64 LibreOffice_project/f6099ecf3d29644b5008cc8f48f42f4a40986e4c</meta:generator>
    <meta:document-statistic meta:table-count="2" meta:image-count="0" meta:object-count="0" meta:page-count="7" meta:paragraph-count="81" meta:word-count="394" meta:character-count="3143" meta:non-whitespace-character-count="2830"/>
  </office:meta>
</office:document-meta>
</file>